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05552" calcext:value-type="float">
            <text:p>105552</text:p>
          </table:table-cell>
          <table:table-cell office:value-type="float" office:value="182316" calcext:value-type="float">
            <text:p>182316</text:p>
          </table:table-cell>
        </table:table-row>
        <table:table-row table:style-name="ro1">
          <table:table-cell office:value-type="float" office:value="224920" calcext:value-type="float">
            <text:p>224920</text:p>
          </table:table-cell>
          <table:table-cell office:value-type="float" office:value="103619" calcext:value-type="float">
            <text:p>103619</text:p>
          </table:table-cell>
        </table:table-row>
        <table:table-row table:style-name="ro1">
          <table:table-cell office:value-type="float" office:value="155368" calcext:value-type="float">
            <text:p>155368</text:p>
          </table:table-cell>
          <table:table-cell office:value-type="float" office:value="119540" calcext:value-type="float">
            <text:p>119540</text:p>
          </table:table-cell>
        </table:table-row>
        <table:table-row table:style-name="ro1">
          <table:table-cell office:value-type="float" office:value="179045" calcext:value-type="float">
            <text:p>179045</text:p>
          </table:table-cell>
          <table:table-cell office:value-type="float" office:value="68490" calcext:value-type="float">
            <text:p>68490</text:p>
          </table:table-cell>
        </table:table-row>
        <table:table-row table:style-name="ro1">
          <table:table-cell office:value-type="float" office:value="101190" calcext:value-type="float">
            <text:p>101190</text:p>
          </table:table-cell>
          <table:table-cell office:value-type="float" office:value="231160" calcext:value-type="float">
            <text:p>231160</text:p>
          </table:table-cell>
        </table:table-row>
        <table:table-row table:style-name="ro1">
          <table:table-cell office:value-type="float" office:value="122212" calcext:value-type="float">
            <text:p>122212</text:p>
          </table:table-cell>
          <table:table-cell office:value-type="float" office:value="169767" calcext:value-type="float">
            <text:p>169767</text:p>
          </table:table-cell>
        </table:table-row>
        <table:table-row table:style-name="ro1">
          <table:table-cell office:value-type="float" office:value="112949" calcext:value-type="float">
            <text:p>112949</text:p>
          </table:table-cell>
          <table:table-cell office:value-type="float" office:value="169891" calcext:value-type="float">
            <text:p>169891</text:p>
          </table:table-cell>
        </table:table-row>
        <table:table-row table:style-name="ro1">
          <table:table-cell office:value-type="float" office:value="101345" calcext:value-type="float">
            <text:p>101345</text:p>
          </table:table-cell>
          <table:table-cell office:value-type="float" office:value="188553" calcext:value-type="float">
            <text:p>188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3:40:12.316867000</meta:creation-date>
    <dc:date>2017-06-13T13:40:29.944073000</dc:date>
    <meta:editing-duration>PT17S</meta:editing-duration>
    <meta:editing-cycles>1</meta:editing-cycles>
    <meta:document-statistic meta:table-count="1" meta:cell-count="16" meta:object-count="0"/>
    <meta:generator>LibreOffice/5.0.6.3$MacOSX_X86_64 LibreOffice_project/490fc03b25318460cfc54456516ea2519c11d1aa</meta:generator>
  </office:meta>
</office:document-meta>
</file>